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208cm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072cm" fo:margin-left="0.06cm" table:align="left" style:writing-mode="lr-tb"/>
    </style:style>
    <style:style style:name="Tabla3.A" style:family="table-column">
      <style:table-column-properties style:column-width="15.072cm"/>
    </style:style>
    <style:style style:name="Tabla3.1" style:family="table-row">
      <style:table-row-properties style:min-row-height="0.517cm" fo:keep-together="auto"/>
    </style:style>
    <style:style style:name="Tabla3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4.28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 style:master-page-name="">
      <style:table-properties style:width="15.136cm" fo:margin-left="0cm" style:page-number="auto" table:align="left" style:writing-mode="lr-tb"/>
    </style:style>
    <style:style style:name="Tabla4.A" style:family="table-column">
      <style:table-column-properties style:column-width="2.427cm"/>
    </style:style>
    <style:style style:name="Tabla4.B" style:family="table-column">
      <style:table-column-properties style:column-width="0.669cm"/>
    </style:style>
    <style:style style:name="Tabla4.C" style:family="table-column">
      <style:table-column-properties style:column-width="3.097cm"/>
    </style:style>
    <style:style style:name="Tabla4.D" style:family="table-column">
      <style:table-column-properties style:column-width="2.644cm"/>
    </style:style>
    <style:style style:name="Tabla4.E" style:family="table-column">
      <style:table-column-properties style:column-width="2.055cm"/>
    </style:style>
    <style:style style:name="Tabla4.F" style:family="table-column">
      <style:table-column-properties style:column-width="4.244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background-color="#95b3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4" style:family="table-row">
      <style:table-row-properties fo:keep-together="auto"/>
    </style:style>
    <style:style style:name="Tabla4.A4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fo:keep-together="auto"/>
    </style:style>
    <style:style style:name="Tabla4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6" style:family="table-row">
      <style:table-row-properties fo:keep-together="auto"/>
    </style:style>
    <style:style style:name="Tabla4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7" style:family="table-row">
      <style:table-row-properties fo:keep-together="auto"/>
    </style:style>
    <style:style style:name="Tabla4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background-color="#8db3e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9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10" style:family="table-row">
      <style:table-row-properties fo:keep-together="auto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1" style:family="table-row">
      <style:table-row-properties fo:keep-together="auto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2" style:family="table-row">
      <style:table-row-properties fo:keep-together="auto"/>
    </style:style>
    <style:style style:name="Tabla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5" style:family="table-row">
      <style:table-row-properties fo:keep-together="auto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6" style:family="table-row">
      <style:table-row-properties fo:keep-together="auto"/>
    </style:style>
    <style:style style:name="Tabla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9" style:family="table-row">
      <style:table-row-properties fo:keep-together="auto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0" style:family="table-row">
      <style:table-row-properties fo:keep-together="auto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1" style:family="table-row">
      <style:table-row-properties fo:keep-together="auto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2" style:family="table-row">
      <style:table-row-properties fo:keep-together="auto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3" style:family="table-row">
      <style:table-row-properties fo:keep-together="auto"/>
    </style:style>
    <style:style style:name="Tabla4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4" style:family="table-row">
      <style:table-row-properties fo:keep-together="auto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5" style:family="table-row">
      <style:table-row-properties fo:keep-together="auto"/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5.072cm" fo:margin-left="0.06cm" table:align="left" style:writing-mode="lr-tb"/>
    </style:style>
    <style:style style:name="Tabla7.A" style:family="table-column">
      <style:table-column-properties style:column-width="15.072cm"/>
    </style:style>
    <style:style style:name="Tabla7.1" style:family="table-row">
      <style:table-row-properties style:min-row-height="0.517cm" fo:keep-together="auto"/>
    </style:style>
    <style:style style:name="Tabla7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2" style:family="table-row">
      <style:table-row-properties style:min-row-height="4.281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ffffff" loext:opacity="100%" style:font-name="Cambria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8" style:family="paragraph" style:parent-style-name="Standard">
      <style:paragraph-properties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333399" loext:opacity="100%" fo:font-size="9pt" fo:language="es" fo:country="ES" style:font-name-asian="Times New Roman" style:font-size-asian="9pt" style:language-asian="es" style:country-asian="ES" style:font-size-complex="9pt"/>
    </style:style>
    <style:style style:name="P10" style:family="paragraph" style:parent-style-name="Heading_20_1">
      <style:paragraph-properties style:snap-to-layout-grid="false"/>
      <style:text-properties fo:color="#333399" loext:opacity="100%" style:font-name="Cambria" fo:font-weight="normal" style:font-weight-asian="normal" style:language-complex="zxx" style:country-complex="none" style:font-weight-complex="normal"/>
    </style:style>
    <style:style style:name="P11" style:family="paragraph" style:parent-style-name="Párrafo_20_de_20_lista" style:list-style-name="WW8Num1">
      <loext:graphic-properties draw:fill="none"/>
      <style:paragraph-properties fo:margin-left="-0.06cm" fo:margin-right="0cm" fo:orphans="2" fo:widows="2" fo:hyphenation-ladder-count="no-limit" fo:text-indent="0.06cm" style:auto-text-indent="false" fo:background-color="transparent" style:snap-to-layout-grid="false" style:writing-mode="lr-tb"/>
      <style:text-properties fo:font-size="9pt" fo:language="es" fo:country="ES" officeooo:rsid="001617b6" officeooo:paragraph-rsid="001617b6" style:font-name-asian="Times New Roman" style:font-size-asian="9pt" style:language-asian="es" style:country-asian="ES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Párrafo_20_de_20_lista" style:list-style-name="WW8Num1">
      <loext:graphic-properties draw:fill="none"/>
      <style:paragraph-properties fo:margin-left="-0.06cm" fo:margin-right="0cm" fo:orphans="2" fo:widows="2" fo:hyphenation-ladder-count="no-limit" fo:text-indent="0.06cm" style:auto-text-indent="false" fo:background-color="transparent" style:snap-to-layout-grid="false" style:writing-mode="lr-tb">
        <style:tab-stops/>
      </style:paragraph-properties>
      <style:text-properties fo:font-size="9pt" fo:language="es" fo:country="ES" officeooo:rsid="001617b6" officeooo:paragraph-rsid="001617b6" style:font-name-asian="Times New Roman" style:font-size-asian="9pt" style:language-asian="es" style:country-asian="ES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Standard">
      <style:paragraph-properties fo:margin-left="1.143cm" fo:margin-right="0cm" fo:text-indent="0cm" style:auto-text-indent="false" style:page-number="auto">
        <style:tab-stops>
          <style:tab-stop style:position="0.25cm"/>
          <style:tab-stop style:position="0.501cm"/>
        </style:tab-stops>
      </style:paragraph-properties>
    </style:style>
    <style:style style:name="P14" style:family="paragraph" style:parent-style-name="Standard">
      <style:paragraph-properties fo:break-before="page"/>
      <style:text-properties officeooo:rsid="001f852b" officeooo:paragraph-rsid="001617b6"/>
    </style:style>
    <style:style style:name="P15" style:family="paragraph" style:parent-style-name="Standard">
      <style:paragraph-properties style:snap-to-layout-grid="false"/>
      <style:text-properties fo:font-size="10pt" officeooo:paragraph-rsid="001617b6" style:font-size-asian="10pt"/>
    </style:style>
    <style:style style:name="P16" style:family="paragraph" style:parent-style-name="Standard">
      <style:paragraph-properties style:snap-to-layout-grid="false"/>
      <style:text-properties style:font-name="Cambria" fo:font-size="10pt" fo:language="es" fo:country="ES" officeooo:rsid="001617b6" officeooo:paragraph-rsid="001617b6" style:font-name-asian="Times New Roman" style:font-size-asian="10pt" style:language-asian="es" style:country-asian="ES" style:font-size-complex="10pt"/>
    </style:style>
    <style:style style:name="P17" style:family="paragraph" style:parent-style-name="Standard">
      <style:text-properties officeooo:paragraph-rsid="001617b6"/>
    </style:style>
    <style:style style:name="P18" style:family="paragraph" style:parent-style-name="Standard">
      <style:paragraph-properties style:snap-to-layout-grid="false"/>
      <style:text-properties style:font-name="Times New Roman" fo:font-size="10pt" fo:language="es" fo:country="ES" officeooo:paragraph-rsid="001617b6" style:font-name-asian="Times New Roman" style:font-size-asian="10pt" style:language-asian="es" style:country-asian="ES" style:font-size-complex="10pt"/>
    </style:style>
    <style:style style:name="P19" style:family="paragraph" style:parent-style-name="Standard">
      <style:paragraph-properties style:snap-to-layout-grid="false"/>
      <style:text-properties style:font-name="Times New Roman" fo:font-size="10pt" officeooo:paragraph-rsid="001617b6" style:font-size-asian="10pt"/>
    </style:style>
    <style:style style:name="P20" style:family="paragraph" style:parent-style-name="Standard">
      <style:paragraph-properties style:snap-to-layout-grid="false"/>
      <style:text-properties fo:font-size="9pt" fo:language="es" fo:country="ES" officeooo:rsid="001617b6" officeooo:paragraph-rsid="001617b6" style:font-name-asian="Times New Roman" style:font-size-asian="9pt" style:language-asian="es" style:country-asian="ES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fo:language="es" fo:country="ES" officeooo:rsid="001617b6" officeooo:paragraph-rsid="001617b6" style:font-name-asian="Times New Roman" style:font-size-asian="9pt" style:language-asian="es" style:country-asian="ES" style:font-size-complex="9pt"/>
    </style:style>
    <style:style style:name="P22" style:family="paragraph" style:parent-style-name="Standard">
      <style:paragraph-properties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3" style:family="paragraph" style:parent-style-name="Standard">
      <style:paragraph-properties style:snap-to-layout-grid="false"/>
      <style:text-properties fo:font-size="9pt" fo:language="es" fo:country="ES" officeooo:paragraph-rsid="001617b6" style:font-name-asian="Times New Roman" style:font-size-asian="9pt" style:language-asian="es" style:country-asian="ES" style:font-size-complex="9pt"/>
    </style:style>
    <style:style style:name="P24" style:family="paragraph" style:parent-style-name="Standard">
      <style:paragraph-properties fo:margin-left="0.06cm" fo:margin-right="0cm" fo:text-indent="-0.06cm" style:auto-text-indent="false" style:snap-to-layout-grid="false"/>
      <style:text-properties fo:font-size="9pt" fo:language="es" fo:country="ES" officeooo:paragraph-rsid="001617b6" style:font-name-asian="Times New Roman" style:font-size-asian="9pt" style:language-asian="es" style:country-asian="ES" style:font-size-complex="9pt"/>
    </style:style>
    <style:style style:name="P25" style:family="paragraph" style:parent-style-name="Standard">
      <style:paragraph-properties fo:margin-left="0cm" fo:margin-right="0cm" fo:text-indent="-0.06cm" style:auto-text-indent="false" style:snap-to-layout-grid="false"/>
      <style:text-properties fo:font-size="9pt" fo:language="es" fo:country="ES" officeooo:paragraph-rsid="001617b6" style:font-name-asian="Times New Roman" style:font-size-asian="9pt" style:language-asian="es" style:country-asian="ES" style:font-size-complex="9pt"/>
    </style:style>
    <style:style style:name="P26" style:family="paragraph" style:parent-style-name="Standard">
      <style:paragraph-properties fo:margin-left="0cm" fo:margin-right="0cm" fo:text-indent="-0.06cm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7" style:family="paragraph" style:parent-style-name="Standard">
      <style:paragraph-properties fo:margin-left="0cm" fo:text-indent="0cm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8" style:family="paragraph" style:parent-style-name="Standard">
      <style:paragraph-properties style:snap-to-layout-grid="false"/>
      <style:text-properties fo:font-size="9pt" fo:language="es" fo:country="ES" officeooo:rsid="00167906" officeooo:paragraph-rsid="00167906" style:font-name-asian="Times New Roman" style:font-size-asian="9pt" style:language-asian="es" style:country-asian="ES" style:font-size-complex="9pt"/>
    </style:style>
    <style:style style:name="P29" style:family="paragraph" style:parent-style-name="Standard">
      <style:paragraph-properties fo:margin-left="0cm" fo:margin-right="0cm" fo:text-indent="-0.06cm" style:auto-text-indent="false" style:snap-to-layout-grid="false"/>
    </style:style>
    <style:style style:name="P30" style:family="paragraph" style:parent-style-name="Text_20_body">
      <style:paragraph-properties style:snap-to-layout-grid="false"/>
      <style:text-properties style:font-name="Cambria" fo:font-size="10pt" fo:language="es" fo:country="ES" officeooo:paragraph-rsid="001617b6" style:font-name-asian="Times New Roman" style:font-size-asian="10pt" style:language-asian="es" style:country-asian="ES" style:font-size-complex="10pt"/>
    </style:style>
    <style:style style:name="P31" style:family="paragraph" style:parent-style-name="Text_20_body">
      <style:text-properties officeooo:paragraph-rsid="001617b6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0pt" officeooo:paragraph-rsid="001617b6" style:font-size-asian="10pt" style:font-size-complex="10pt"/>
    </style:style>
    <style:style style:name="P33" style:family="paragraph" style:parent-style-name="Text_20_body" style:list-style-name="L1">
      <style:text-properties style:font-name="Times New Roman" fo:font-size="10pt" officeooo:paragraph-rsid="001617b6" style:font-size-asian="10pt" style:font-size-complex="10pt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0pt" officeooo:paragraph-rsid="001617b6" style:font-size-asian="10pt" style:font-size-complex="10pt"/>
    </style:style>
    <style:style style:name="P35" style:family="paragraph" style:parent-style-name="Text_20_body" style:list-style-name="L2">
      <style:text-properties style:font-name="Times New Roman" fo:font-size="10pt" officeooo:paragraph-rsid="001617b6" style:font-size-asian="10pt" style:font-size-complex="10pt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0pt" officeooo:paragraph-rsid="001617b6" style:font-size-asian="10pt" style:font-size-complex="10pt"/>
    </style:style>
    <style:style style:name="P37" style:family="paragraph" style:parent-style-name="Text_20_body" style:list-style-name="L3">
      <style:text-properties style:font-name="Times New Roman" fo:font-size="10pt" officeooo:paragraph-rsid="001617b6" style:font-size-asian="10pt" style:font-size-complex="10pt"/>
    </style:style>
    <style:style style:name="T1" style:family="text">
      <style:text-properties officeooo:rsid="001f852b"/>
    </style:style>
    <style:style style:name="T2" style:family="text">
      <style:text-properties officeooo:rsid="00207a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officeooo:rsid="001617b6"/>
    </style:style>
    <style:style style:name="T7" style:family="text"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T8" style:family="text">
      <style:text-properties fo:font-size="9pt" style:font-name-asian="Times New Roman" style:font-size-asian="9pt" style:language-asian="es" style:country-asian="ES" style:font-size-complex="9pt"/>
    </style:style>
    <style:style style:name="T9" style:family="text">
      <style:text-properties officeooo:rsid="001679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0" text:outline-level="1">Ficha: ELABORANDO NUESTRO PLAN DE EMPRESA</text:h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Nombre y Apellidos </text:p>
          </table:table-cell>
          <table:table-cell table:style-name="Tabla2.B1" office:value-type="string">
            <text:p text:style-name="P16">Alfonso Otón Liñán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Describe la Idea del negocio que vas a constituir.</text:p>
          </table:table-cell>
        </table:table-row>
        <table:table-row table:style-name="Tabla3.2">
          <table:table-cell table:style-name="Tabla3.A2" office:value-type="string">
            <text:p text:style-name="P18">Mi empresa se va a dedicar a desarrollar una aplicación móvil que ayude a los usuarios a establecer y mantener buenos hábitos, utilizando elementos de juego para motivar y recompensar su progreso.<text:line-break/><text:line-break/>Elijo este negocio y no otro porque creo en la importancia de la auto-mejora y <text:span text:style-name="T1">porque siento que es una necesidad que no está debidamente cubierta, pues yo mismo encuentro mucha dificultad en estableces o mantener nuevos hábitos y quiero explorar posibles soluciones a este problema (que sé que, como a mi, afecta a mucha más gente)</text:span>. <text:span text:style-name="T1">Hice un curso de gamificación y este me demostró que es una</text:span> herramienta efectiva para incentivar <text:span text:style-name="T1">a las personas</text:span>, y al integrar esta metodología en una app, puedo ofrecer una solución atractiva, efectiva <text:span text:style-name="T1">y, porque no, divertida.</text:span><text:line-break/><text:line-break/>Va a cubrir las necesidades de personas que buscan mejorar su calidad de vida mediante la formación de hábitos positivos, como el ejercicio, la lectura, la meditación y otros aspectos del autocuidado. También ayudará a quienes, <text:span text:style-name="T2">como yo mismo,</text:span> luchan con la motivación y el seguimiento de sus objetivos personales.</text:p>
          </table:table-cell>
        </table:table-row>
      </table:table>
      <text:p text:style-name="P2"/>
      <text:p text:style-name="P2"><text:s text:c="8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1">Presentación de los promotores: para ordenar la información puedes utilizar la siguiente ficha cumplimentada con los datos de todos los promotores del nego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6" office:value-type="string">
            <text:p text:style-name="P9">DATOS PERS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7">Nombre y apellidos</text:p>
          </table:table-cell>
          <table:covered-table-cell/>
          <table:table-cell table:style-name="Tabla4.C4" table:number-columns-spanned="4" office:value-type="string">
            <text:p text:style-name="P20">Alfonso Otón Liñán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4" table:number-columns-spanned="2" office:value-type="string">
            <text:p text:style-name="P7">NIF</text:p>
          </table:table-cell>
          <table:covered-table-cell/>
          <table:table-cell table:style-name="Tabla4.C5" office:value-type="string">
            <text:p text:style-name="P21">52318436Z</text:p>
          </table:table-cell>
          <table:table-cell table:style-name="Tabla4.A4" office:value-type="string">
            <text:p text:style-name="P7">E-mail</text:p>
          </table:table-cell>
          <table:table-cell table:style-name="Tabla4.E5" table:number-columns-spanned="2" office:value-type="string">
            <text:p text:style-name="P20">alfonso.oton@gmail.com</text:p>
          </table:table-cell>
          <table:covered-table-cell/>
        </table:table-row>
        <table:table-row table:style-name="Tabla4.6">
          <table:table-cell table:style-name="Tabla4.A4" table:number-columns-spanned="2" office:value-type="string">
            <text:p text:style-name="P7">Fecha de nacimiento</text:p>
          </table:table-cell>
          <table:covered-table-cell/>
          <table:table-cell table:style-name="Tabla4.C5" office:value-type="string">
            <text:p text:style-name="P21">16/03/82</text:p>
          </table:table-cell>
          <table:table-cell table:style-name="Tabla4.A4" table:number-rows-spanned="2" office:value-type="string">
            <text:p text:style-name="P7">Dirección</text:p>
          </table:table-cell>
          <table:table-cell table:style-name="Tabla4.E5" table:number-rows-spanned="2" table:number-columns-spanned="2" office:value-type="string">
            <text:p text:style-name="P20">C/ Joan Bonet, 1A 4ºA</text:p>
            <text:p text:style-name="P20">07004 Palma (Islas Baleares)</text:p>
          </table:table-cell>
          <table:covered-table-cell/>
        </table:table-row>
        <table:table-row table:style-name="Tabla4.7">
          <table:table-cell table:style-name="Tabla4.A4" table:number-columns-spanned="2" office:value-type="string">
            <text:p text:style-name="P7">Teléfono</text:p>
          </table:table-cell>
          <table:covered-table-cell/>
          <table:table-cell table:style-name="Tabla4.C5" office:value-type="string">
            <text:p text:style-name="P21">626 484 394</text:p>
          </table:table-cell>
          <table:covered-table-cell table:style-name="Tabla4.A4"/>
          <table:covered-table-cell table:style-name="Tabla4.E5"/>
          <table:covered-table-cell/>
        </table:table-row>
        <table:table-row table:style-name="Tabla4.8">
          <table:table-cell table:style-name="Tabla4.A8" table:number-columns-spanned="6" office:value-type="string">
            <text:p text:style-name="P9">DATOS PROFESI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9">
          <table:table-cell table:style-name="Tabla4.A9" table:number-rows-spanned="4" office:value-type="string">
            <text:p text:style-name="P9"/>
            <text:p text:style-name="P6">Formación académica</text:p>
          </table:table-cell>
          <table:table-cell table:style-name="Tabla4.A9" table:number-columns-spanned="4" office:value-type="string">
            <text:p text:style-name="P7">Titul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7">Centro de estudios</text:p>
          </table:table-cell>
        </table:table-row>
        <table:table-row table:style-name="Tabla4.10">
          <table:covered-table-cell table:style-name="Tabla4.A9"/>
          <table:table-cell table:style-name="Tabla4.B10" table:number-columns-spanned="4" office:value-type="string">
            <text:p text:style-name="P8">1. Grado en Diseño Gráfico</text:p>
          </table:table-cell>
          <table:covered-table-cell/>
          <table:covered-table-cell/>
          <table:covered-table-cell/>
          <table:table-cell table:style-name="Tabla4.F10" office:value-type="string">
            <text:p text:style-name="P8">Instituto de Artes Visuales </text:p>
          </table:table-cell>
        </table:table-row>
        <table:table-row table:style-name="Tabla4.11">
          <table:covered-table-cell table:style-name="Tabla4.A9"/>
          <table:table-cell table:style-name="Tabla4.B10" table:number-columns-spanned="4" office:value-type="string">
            <text:p text:style-name="P8">2. <text:span text:style-name="T6">Licenciado en Arte Dramático</text:span></text:p>
          </table:table-cell>
          <table:covered-table-cell/>
          <table:covered-table-cell/>
          <table:covered-table-cell/>
          <table:table-cell table:style-name="Tabla4.F10" office:value-type="string">
            <text:p text:style-name="P20">ESAD Málaga</text:p>
          </table:table-cell>
        </table:table-row>
        <table:table-row table:style-name="Tabla4.12">
          <table:covered-table-cell table:style-name="Tabla4.A9"/>
          <table:table-cell table:style-name="Tabla4.B10" table:number-columns-spanned="4" office:value-type="string">
            <text:p text:style-name="P8">3. <text:s/>Título de Arteterapia Gestalt</text:p>
          </table:table-cell>
          <table:covered-table-cell/>
          <table:covered-table-cell/>
          <table:covered-table-cell/>
          <table:table-cell table:style-name="Tabla4.F10" office:value-type="string">
            <text:p text:style-name="P8">El Caminant<text:span text:style-name="T6">e</text:span></text:p>
          </table:table-cell>
        </table:table-row>
        <table:table-row table:style-name="Tabla4.13">
          <table:table-cell table:style-name="Tabla4.A9" table:number-rows-spanned="4" office:value-type="string">
            <text:p text:style-name="P7"/>
            <text:p text:style-name="P6">Formación complementaria</text:p>
          </table:table-cell>
          <table:table-cell table:style-name="Tabla4.A9" table:number-columns-spanned="4" office:value-type="string">
            <text:p text:style-name="P7">Denomin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7">Centro de estudios</text:p>
          </table:table-cell>
        </table:table-row>
        <table:table-row table:style-name="Tabla4.14">
          <table:covered-table-cell table:style-name="Tabla4.A9"/>
          <table:table-cell table:style-name="Tabla4.B10" table:number-columns-spanned="4" office:value-type="string">
            <text:p text:style-name="P23">1. Graduate in Human-Computer </text:p>
            <text:p text:style-name="P23">Interaction (UX/UI)</text:p>
          </table:table-cell>
          <table:covered-table-cell/>
          <table:covered-table-cell/>
          <table:covered-table-cell/>
          <table:table-cell table:style-name="Tabla4.F10" office:value-type="string">
            <text:p text:style-name="P23">Stanford University</text:p>
          </table:table-cell>
        </table:table-row>
        <table:table-row table:style-name="Tabla4.15">
          <table:covered-table-cell table:style-name="Tabla4.A9"/>
          <table:table-cell table:style-name="Tabla4.B10" table:number-columns-spanned="4" office:value-type="string">
            <text:p text:style-name="P8">2.</text:p>
          </table:table-cell>
          <table:covered-table-cell/>
          <table:covered-table-cell/>
          <table:covered-table-cell/>
          <table:table-cell table:style-name="Tabla4.F10" office:value-type="string">
            <text:p text:style-name="P8"/>
          </table:table-cell>
        </table:table-row>
        <table:table-row table:style-name="Tabla4.16">
          <table:covered-table-cell table:style-name="Tabla4.A9"/>
          <table:table-cell table:style-name="Tabla4.B10" table:number-columns-spanned="4" office:value-type="string">
            <text:p text:style-name="P8">3.</text:p>
          </table:table-cell>
          <table:covered-table-cell/>
          <table:covered-table-cell/>
          <table:covered-table-cell/>
          <table:table-cell table:style-name="Tabla4.F10" office:value-type="string">
            <text:p text:style-name="P8"/>
          </table:table-cell>
        </table:table-row>
        <table:table-row table:style-name="Tabla4.17">
          <table:table-cell table:style-name="Tabla4.A9" table:number-rows-spanned="7" office:value-type="string">
            <text:p text:style-name="P7"/>
            <text:p text:style-name="P6"/>
            <text:p text:style-name="P6">Experiencia laboral</text:p>
          </table:table-cell>
          <table:table-cell table:style-name="Tabla4.A9" table:number-columns-spanned="2" office:value-type="string">
            <text:p text:style-name="P7">Nombre empresa</text:p>
          </table:table-cell>
          <table:covered-table-cell/>
          <table:table-cell table:style-name="Tabla4.A9" table:number-columns-spanned="2" office:value-type="string">
            <text:p text:style-name="P7">Puesto de trabajo</text:p>
          </table:table-cell>
          <table:covered-table-cell/>
          <table:table-cell table:style-name="Tabla4.F9" office:value-type="string">
            <text:p text:style-name="P7">Tiempo</text:p>
          </table:table-cell>
        </table:table-row>
        <table:table-row table:style-name="Tabla4.18">
          <table:covered-table-cell table:style-name="Tabla4.A9"/>
          <table:table-cell table:style-name="Tabla4.B18" table:number-columns-spanned="2" office:value-type="string">
            <text:p text:style-name="P8">1. <text:span text:style-name="T9">Frelance</text:span></text:p>
          </table:table-cell>
          <table:covered-table-cell/>
          <table:table-cell table:style-name="Tabla4.D18" table:number-columns-spanned="2" office:value-type="string">
            <text:p text:style-name="P20">Diseñador gráfico</text:p>
          </table:table-cell>
          <table:covered-table-cell/>
          <table:table-cell table:style-name="Tabla4.F10" office:value-type="string">
            <text:p text:style-name="P20">2018-Actualidad</text:p>
          </table:table-cell>
        </table:table-row>
        <table:table-row table:style-name="Tabla4.19">
          <table:covered-table-cell table:style-name="Tabla4.A9"/>
          <table:table-cell table:style-name="Tabla4.B18" table:number-columns-spanned="2" office:value-type="string">
            <text:p text:style-name="P8">2. <text:span text:style-name="T9">Agencia Meelowlab</text:span></text:p>
          </table:table-cell>
          <table:covered-table-cell/>
          <table:table-cell table:style-name="Tabla4.D18" table:number-columns-spanned="2" office:value-type="string">
            <text:p text:style-name="P8">Diseñador gráfico y web senior </text:p>
          </table:table-cell>
          <table:covered-table-cell/>
          <table:table-cell table:style-name="Tabla4.F10" office:value-type="string">
            <text:p text:style-name="P20">2017-2018</text:p>
          </table:table-cell>
        </table:table-row>
        <table:table-row table:style-name="Tabla4.20">
          <table:covered-table-cell table:style-name="Tabla4.A9"/>
          <table:table-cell table:style-name="Tabla4.B18" table:number-columns-spanned="2" office:value-type="string">
            <text:p text:style-name="P29"><text:span text:style-name="T7">3. La Madriguera</text:span></text:p>
          </table:table-cell>
          <table:covered-table-cell/>
          <table:table-cell table:style-name="Tabla4.D18" table:number-columns-spanned="2" office:value-type="string">
            <text:p text:style-name="P24">Director creativo </text:p>
          </table:table-cell>
          <table:covered-table-cell/>
          <table:table-cell table:style-name="Tabla4.F10" office:value-type="string">
            <text:p text:style-name="P20">1999-2014</text:p>
          </table:table-cell>
        </table:table-row>
        <table:table-row table:style-name="Tabla4.21">
          <table:covered-table-cell table:style-name="Tabla4.A9"/>
          <table:table-cell table:style-name="Tabla4.B18" table:number-columns-spanned="2" office:value-type="string">
            <text:p text:style-name="P25">4. Fundación BBVA</text:p>
          </table:table-cell>
          <table:covered-table-cell/>
          <table:table-cell table:style-name="Tabla4.D18" table:number-columns-spanned="2" office:value-type="string">
            <text:p text:style-name="P8">Maquetador y diseñador gráfico </text:p>
          </table:table-cell>
          <table:covered-table-cell/>
          <table:table-cell table:style-name="Tabla4.F10" office:value-type="string">
            <text:p text:style-name="P20">2010-2015</text:p>
          </table:table-cell>
        </table:table-row>
        <table:table-row table:style-name="Tabla4.22">
          <table:covered-table-cell table:style-name="Tabla4.A9"/>
          <table:table-cell table:style-name="Tabla4.B18" table:number-columns-spanned="2" office:value-type="string">
            <text:p text:style-name="P26">5. Redactor y diseñador </text:p>
            <text:p text:style-name="P26">de contenidos </text:p>
          </table:table-cell>
          <table:covered-table-cell/>
          <table:table-cell table:style-name="Tabla4.D18" table:number-columns-spanned="2" office:value-type="string">
            <text:p text:style-name="P8">Revista Popular Science </text:p>
          </table:table-cell>
          <table:covered-table-cell/>
          <table:table-cell table:style-name="Tabla4.F10" office:value-type="string">
            <text:p text:style-name="P28">2008-2009</text:p>
          </table:table-cell>
        </table:table-row>
        <table:table-row table:style-name="Tabla4.23">
          <table:covered-table-cell table:style-name="Tabla4.A9"/>
          <table:table-cell table:style-name="Tabla4.B18" table:number-columns-spanned="2" office:value-type="string">
            <text:p text:style-name="P27">6.</text:p>
          </table:table-cell>
          <table:covered-table-cell/>
          <table:table-cell table:style-name="Tabla4.D18" table:number-columns-spanned="2" office:value-type="string">
            <text:p text:style-name="P8"/>
          </table:table-cell>
          <table:covered-table-cell/>
          <table:table-cell table:style-name="Tabla4.F10" office:value-type="string">
            <text:p text:style-name="P8"/>
          </table:table-cell>
        </table:table-row>
        <table:table-row table:style-name="Tabla4.24">
          <table:table-cell table:style-name="Tabla4.A9" table:number-rows-spanned="2" office:value-type="string">
            <text:p text:style-name="P7">Otros datos de interés</text:p>
          </table:table-cell>
          <table:table-cell table:style-name="Tabla4.A9" table:number-columns-spanned="2" office:value-type="string">
            <text:p text:style-name="P8">Idiomas</text:p>
          </table:table-cell>
          <table:covered-table-cell/>
          <table:table-cell table:style-name="Tabla4.D18" table:number-columns-spanned="2" office:value-type="string">
            <text:p text:style-name="P8">1. <text:span text:style-name="T6">Inglés</text:span></text:p>
          </table:table-cell>
          <table:covered-table-cell/>
          <table:table-cell table:style-name="Tabla4.F10" office:value-type="string">
            <text:p text:style-name="P8">2.</text:p>
          </table:table-cell>
        </table:table-row>
        <table:table-row table:style-name="Tabla4.25">
          <table:covered-table-cell table:style-name="Tabla4.A9"/>
          <table:table-cell table:style-name="Tabla4.A9" table:number-columns-spanned="2" office:value-type="string">
            <text:p text:style-name="P8">Conocimientos técnicos</text:p>
          </table:table-cell>
          <table:covered-table-cell/>
          <table:table-cell table:style-name="Tabla4.D18" table:number-columns-spanned="2" office:value-type="string">
            <text:p text:style-name="P8">1. <text:span text:style-name="T9">Sistemas y redes</text:span></text:p>
          </table:table-cell>
          <table:covered-table-cell/>
          <table:table-cell table:style-name="Tabla4.F10" office:value-type="string">
            <text:p text:style-name="P8">2. <text:span text:style-name="T9">Hardware</text:span></text:p>
          </table:table-cell>
        </table:table-row>
      </table:table>
      <text:p text:style-name="P2"/>
      <text:p text:style-name="P2"/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>Identifica los objetivos a lograr en tu negocio.</text:p>
          </table:table-cell>
        </table:table-row>
        <table:table-row table:style-name="Tabla6.2">
          <table:table-cell table:style-name="Tabla6.A2" office:value-type="string">
            <text:p text:style-name="P18"><text:span text:style-name="T3">Objetivo general: </text:span>Desarrollar y lanzar una aplicación que facilite el establecimiento y la constancia de hábitos positivos, alcanzando 10.000 usuarios activos en el primer año.<text:line-break/><text:line-break/><text:span text:style-name="T3">Objetivo específico 1:</text:span> Implementar un sistema de gamificación que permita a los usuarios crear y seguir al menos 5 hábitos diferentes dentro de la app en los primeros seis meses de lanzamiento.<text:line-break/><text:line-break/><text:span text:style-name="T3">Objetivo específico 2: </text:span>Conseguir una tasa de retención del 50% de los usuarios el primer año mediante actualizaciones de contenido y nuevas características basadas en <text:span text:style-name="T2">el feedback</text:span> de los usuarios.</text:p>
          </table:table-cell>
        </table:table-row>
      </table:table>
      <text:p text:style-name="P1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Define posibles estrategias a seguir.</text:p>
          </table:table-cell>
        </table:table-row>
        <table:table-row table:style-name="Tabla7.2">
          <table:table-cell table:style-name="Tabla7.A2" office:value-type="string">
            <text:p text:style-name="P30"><text:span text:style-name="Strong_20_Emphasis"><text:span text:style-name="T4">Estrategia, primer año</text:span></text:span><text:span text:style-name="T4">:</text:span></text:p>
            <text:list text:style-name="L1">
              <text:list-item>
                <text:p text:style-name="P32">Lanzar una versión beta de la aplicación con características básicas y realizar pruebas de usuario para ajustar el diseño y la funcionalidad.</text:p>
              </text:list-item>
              <text:list-item>
                <text:p text:style-name="P33">Desarrollar una campaña de marketing digital centrada en redes sociales y comunidades online interesadas en la autoayuda y el desarrollo personal.</text:p>
              </text:list-item>
            </text:list>
            <text:p text:style-name="P31"><text:span text:style-name="Strong_20_Emphasis"><text:span text:style-name="T5">Estrategia, segundo año</text:span></text:span><text:span text:style-name="T5">:</text:span></text:p>
            <text:list text:style-name="L2">
              <text:list-item>
                <text:p text:style-name="P34">Expandir las características de la app basadas en los comentarios de los usuarios, incluyendo más opciones de personalización y funciones de seguimiento de progreso.</text:p>
              </text:list-item>
              <text:list-item>
                <text:p text:style-name="P35">Establecer colaboraciones con influencers y expertos en desarrollo personal para aumentar la visibilidad de la app.</text:p>
              </text:list-item>
            </text:list>
            <text:p text:style-name="P31"><text:span text:style-name="Strong_20_Emphasis"><text:span text:style-name="T5">Estrategia, tercer año</text:span></text:span><text:span text:style-name="T5">:</text:span></text:p>
            <text:list text:style-name="L3">
              <text:list-item>
                <text:p text:style-name="P36">Lanzar una versión premium de la app con contenido exclusivo y características adicionales, como coaching personalizado o talleres en línea.</text:p>
              </text:list-item>
              <text:list-item>
                <text:p text:style-name="P37">Evaluar la posibilidad de integrar la app con plataformas de salud y bienestar para ampliar el alcance y la funcionalidad, buscando alianzas estratégicas en el sector.</text:p>
              </text:list-item>
            </text:list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8:00</meta:creation-date>
    <dc:creator>Alfonso Otón</dc:creator>
    <dc:date>2024-11-05T23:05:51.008000000</dc:date>
    <meta:editing-cycles>3</meta:editing-cycles>
    <meta:editing-duration>PT7M30S</meta:editing-duration>
    <meta:generator>LibreOffice/24.2.3.2$Windows_X86_64 LibreOffice_project/433d9c2ded56988e8a90e6b2e771ee4e6a5ab2ba</meta:generator>
    <meta:document-statistic meta:table-count="6" meta:image-count="0" meta:object-count="0" meta:page-count="2" meta:paragraph-count="79" meta:word-count="604" meta:character-count="4002" meta:non-whitespace-character-count="3383"/>
    <meta:user-defined meta:name="Información 1"/>
    <meta:user-defined meta:name="Información 2"/>
    <meta:user-defined meta:name="Información 3"/>
    <meta:user-defined meta:name="Información 4"/>
  </office:meta>
</office:document-meta>
</file>